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Standard" style:list-style-name="L371">
      <style:text-properties style:font-name="Arial" fo:font-size="13pt" style:font-name-asian="Arimo" style:font-size-asian="13pt" style:font-size-complex="13pt"/>
    </style:style>
    <style:style style:name="P18" style:family="paragraph" style:parent-style-name="Table_20_Contents">
      <style:text-properties style:font-name="ＭＳ Ｐゴシック" style:font-name-asian="ＭＳ Ｐゴシック"/>
    </style:style>
    <style:style style:name="P1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401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402">
      <style:text-properties style:font-name="ＭＳ Ｐゴシック" style:font-name-asian="ＭＳ Ｐゴシック" style:language-asian="ja" style:country-asian="JP"/>
    </style:style>
    <style:style style:name="P420" style:family="paragraph" style:parent-style-name="Text_20_body" style:list-style-name="L371">
      <style:text-properties style:font-name="Arial" fo:font-size="13pt" style:font-name-asian="Arimo" style:font-size-asian="13pt" style:font-size-complex="13pt"/>
    </style:style>
    <style:style style:name="P421" style:family="paragraph" style:parent-style-name="Text_20_body">
      <style:text-properties style:font-name="ＭＳ Ｐゴシック" style:font-name-asian="ＭＳ Ｐゴシック"/>
    </style:style>
    <style:style style:name="P422" style:family="paragraph" style:parent-style-name="Text_20_body" style:list-style-name="L370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4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4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2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4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610089927604819432" text:style-name="L1">
              <text:list-item>
                <text:p text:style-name="P20">大邦興業。２人。どちらも日本人。</text:p>
              </text:list-item>
              <text:list-item>
                <text:p text:style-name="P20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0">もう一人は、メガネあり。色付き。上着は、紫色っぽかったか。赤紫。優しそうな人だ。</text:p>
              </text:list-item>
              <text:list-item>
                <text:p text:style-name="P20">どちらも、６０前後か。背は１７０前後。ホースの人の方が、やや高いか。</text:p>
              </text:list-item>
              <text:list-item>
                <text:p text:style-name="P20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6284411917807233320" text:style-name="L2">
              <text:list-item>
                <text:p text:style-name="P21">加崎建設。バイブ２人。</text:p>
              </text:list-item>
              <text:list-item>
                <text:p text:style-name="P21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8408176054439619128" text:style-name="L3">
              <text:list-item>
                <text:p text:style-name="P22">石井電工。前回と同じ人。がたい、良し。あごひげあり。</text:p>
              </text:list-item>
              <text:list-item>
                <text:p text:style-name="P22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8878639985928974890" text:style-name="L4">
              <text:list-item>
                <text:p text:style-name="P23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4378944851252401770" text:style-name="L5">
              <text:list-item>
                <text:p text:style-name="P24">３人。若い人、２人。５０前後か、親方さんらしき人、１人。</text:p>
              </text:list-item>
              <text:list-item>
                <text:p text:style-name="P24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6744389136154643387" text:style-name="L6">
              <text:list-item>
                <text:p text:style-name="P25">小木建設工業。一人。若い人。確か、前回と同じ。</text:p>
              </text:list-item>
              <text:list-item>
                <text:p text:style-name="P25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820746131889606600" text:style-name="L7">
              <text:list-item>
                <text:p text:style-name="P26">前回と同じ。４０ぐらいの人。そして、３０前か、若い人。</text:p>
              </text:list-item>
              <text:list-item>
                <text:p text:style-name="P26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1678323491370422769" text:style-name="L8">
              <text:list-item>
                <text:p text:style-name="P27">鈴木さん。寝坊したとのことで、朝の連絡時、朝礼の挨拶を依頼される。</text:p>
              </text:list-item>
              <text:list-item>
                <text:p text:style-name="P27">「元請の新年会がある」とのことで、２時過ぎには現場を出るとのこと。</text:p>
              </text:list-item>
              <text:list-item>
                <text:p text:style-name="P27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8423137270299264227" text:style-name="L9">
              <text:list-item>
                <text:p text:style-name="P28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6865543231598108517" text:style-name="L10">
              <text:list-item>
                <text:p text:style-name="P29">階段から。柱を何本か入れて、隅のエレベーター区画。</text:p>
              </text:list-item>
              <text:list-item>
                <text:p text:style-name="P29">続けて、柱、壁。部屋と部屋の間の壁、「内壁」と呼ぶのか、は、スラブ下いっぱいまで入れる。</text:p>
              </text:list-item>
              <text:list-item>
                <text:p text:style-name="P29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4787602394510662638" text:style-name="L11">
              <text:list-item>
                <text:p text:style-name="P30">とげ抜き地蔵、再び訪れる。線香を買う。１束１００円、税込。</text:p>
              </text:list-item>
              <text:list-item>
                <text:p text:style-name="P30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0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3539033015717121138" text:style-name="L12">
              <text:list-item>
                <text:p text:style-name="P31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1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1">白い建物。壁の表面は、化粧板なのか、凸凹を入れてある。</text:p>
                  </text:list-item>
                  <text:list-item>
                    <text:p text:style-name="P31">表札有り。「滝野川　栗原」、だったか。「河原」だったかも知れない。</text:p>
                  </text:list-item>
                  <text:list-item>
                    <text:p text:style-name="P31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1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7072498007661825197" text:style-name="L13">
              <text:list-item>
                <text:p text:style-name="P32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1120138728227388306" text:style-name="L14">
              <text:list-item>
                <text:p text:style-name="P33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7783455955362332358" text:style-name="L15">
              <text:list-item>
                <text:p text:style-name="P34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4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8604597298374026285" text:style-name="L16"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6054025534315734006" text:style-name="L17">
              <text:list-item>
                <text:p text:style-name="P36">年配の人。白髪あり。コン打ちをよく分かっているように見受けた。</text:p>
              </text:list-item>
              <text:list-item>
                <text:p text:style-name="P36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4584132727118760495" text:style-name="L18">
              <text:list-item>
                <text:p text:style-name="P37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976916156350214172" text:style-name="L19">
              <text:list-item>
                <text:p text:style-name="P38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7898549697944587641" text:style-name="L20">
              <text:list-item>
                <text:p text:style-name="P39">２名。一人は、鼻の付け根（目尻の傍の）が、凹んでいる。</text:p>
              </text:list-item>
              <text:list-item>
                <text:p text:style-name="P39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1189299181134675230" text:style-name="L21">
              <text:list-item>
                <text:p text:style-name="P40">メガネあり。前歯、上の、が出っ張っている。笑みをいつも作っている。</text:p>
              </text:list-item>
              <text:list-item>
                <text:p text:style-name="P40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8844581202747927422" text:style-name="L22">
              <text:list-item>
                <text:p text:style-name="P41">佐藤工業、古川さん。夕方５時５０分ぐらいか、電話する。</text:p>
              </text:list-item>
              <text:list-item>
                <text:p text:style-name="P41">当日の打設場所。スラブには、スリーブはない。壁のみ。（ｆ１）</text:p>
              </text:list-item>
              <text:list-item>
                <text:p text:style-name="P41">そのため、壁・柱を打ち終われば、本来、設備側としての相番の作業は、完了。（ｆ２）</text:p>
              </text:list-item>
              <text:list-item>
                <text:p text:style-name="P41">ｆ２に根拠を置くと、本来、相番作業は、その日について言えば、残業は発生しない。（ｃ１）</text:p>
              </text:list-item>
              <text:list-item>
                <text:p text:style-name="P41">ｃ１によれば、残業代を支払う義務は、発注側には、発生しない。（ｃ２）</text:p>
              </text:list-item>
              <text:list-item>
                <text:p text:style-name="P41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4355477904917433818" text:style-name="L23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5923731349742767287" text:style-name="L24">
              <text:list-item>
                <text:p text:style-name="P43">柱、壁　=&gt;　パラペット。３区画に分かれている。奥の２区画を先に、この順序で。</text:p>
              </text:list-item>
              <text:list-item>
                <text:p text:style-name="P43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3413727013964551063" text:style-name="L25">
              <text:list-item>
                <text:p text:style-name="P44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4253275713802259288" text:style-name="L26">
              <text:list-item>
                <text:p text:style-name="P45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4699195304614114714" text:style-name="L27">
              <text:list-item>
                <text:p text:style-name="P46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5885281971862430433" text:style-name="L28">
              <text:list-item>
                <text:p text:style-name="P47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1413551107472173934" text:style-name="L29">
              <text:list-item>
                <text:p text:style-name="P48">「FUJITA」。２人。１人は、ベトナムか。</text:p>
              </text:list-item>
              <text:list-item>
                <text:p text:style-name="P48">ベトナム人らしき人。若く見える。顔の輪郭は、細長。</text:p>
                <text:list>
                  <text:list-item>
                    <text:p text:style-name="P48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8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3769513352589336733" text:style-name="L30">
              <text:list-item>
                <text:p text:style-name="P49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9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2494098726271023285" text:style-name="L31">
              <text:list-item>
                <text:p text:style-name="P50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0"><text:soft-page-break/>相番は、気が楽。ボイド設置よりも。それで、相番に結構入っている、ここのところ。</text:p>
              </text:list-item>
              <text:list-item>
                <text:p text:style-name="P50">ボイド付けの仕事には、ベビーサンダーも持参している。現場にないことがあるから。</text:p>
              </text:list-item>
              <text:list-item>
                <text:p text:style-name="P50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1273840386857961171" text:style-name="L32">
              <text:list-item>
                <text:p text:style-name="P51">年配の人。結婚指輪を嵌めている。猫背。体格は、上半身ががっちりしている。</text:p>
              </text:list-item>
              <text:list-item>
                <text:p text:style-name="P51">朝、ゲートを開けていた。近寄ると、「どちらさん？」と詰問してくる。</text:p>
              </text:list-item>
              <text:list-item>
                <text:p text:style-name="P51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3550213958397822786" text:style-name="L33">
              <text:list-item>
                <text:p text:style-name="P52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5475690144045062008" text:style-name="L34">
              <text:list-item>
                <text:p text:style-name="P5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8410119469237217731" text:style-name="L35">
              <text:list-item>
                <text:p text:style-name="P54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9127041296527642410" text:style-name="L36">
              <text:list-item>
                <text:p text:style-name="P55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4733562097261292352" text:style-name="L37">
              <text:list-item>
                <text:p text:style-name="P56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2271750992527976823" text:style-name="L38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8802178360472067909" text:style-name="L39">
              <text:list-item>
                <text:p text:style-name="P58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3624782907416442775" text:style-name="L40">
              <text:list-item>
                <text:p text:style-name="P59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8510967804348751012" text:style-name="L41">
              <text:list-item>
                <text:p text:style-name="P60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897605453537125357" text:style-name="L42">
              <text:list-item>
                <text:p text:style-name="P61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7564093203895409483" text:style-name="L43">
              <text:list-item>
                <text:p text:style-name="P62">「貢石」（こうせき）。２人。１人はベトナム人。</text:p>
              </text:list-item>
              <text:list-item>
                <text:p text:style-name="P62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2678784368594239281" text:style-name="L44">
              <text:list-item>
                <text:p text:style-name="P63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955983213483841172" text:style-name="L45">
              <text:list-item>
                <text:p text:style-name="P64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2745514920484180339" text:style-name="L46">
              <text:list-item>
                <text:p text:style-name="P65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1869198455983638866" text:style-name="L47">
              <text:list-item>
                <text:p text:style-name="P66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3729213381519648183" text:style-name="L48">
              <text:list-item>
                <text:p text:style-name="P6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3412336809455268451" text:style-name="L49">
              <text:list-item>
                <text:p text:style-name="P68">前回と同じく、ガタイのいい男性の人。</text:p>
              </text:list-item>
              <text:list-item>
                <text:p text:style-name="P68">副所長の肩書きの人だったか、「村中」さんとかいう人、打設エリアに、</text:p>
              </text:list-item>
              <text:list-item>
                <text:p text:style-name="P68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1267116418402512052" text:style-name="L50">
              <text:list-item>
                <text:p text:style-name="P69">キャリアテックの人が来ている。名前は、思い出せない。年配の人。５０半ばか。目が細い。薄目。</text:p>
              </text:list-item>
              <text:list-item>
                <text:p text:style-name="P69">作業の終了が、予定よりも遅くなる。早ければ１２時すぎの予定。実際は<text:soft-page-break/>４時近く。</text:p>
              </text:list-item>
              <text:list-item>
                <text:p text:style-name="P69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9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2283865190645246319" text:style-name="L51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2342653772275512586" text:style-name="L52">
              <text:list-item>
                <text:p text:style-name="P71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3297555315374434335" text:style-name="L53">
              <text:list-item>
                <text:p text:style-name="P72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3986205080122463093" text:style-name="L54">
              <text:list-item>
                <text:p text:style-name="P73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2828295407032628115" text:style-name="L55">
              <text:list-item>
                <text:p text:style-name="P74">ポンプ屋さん。２人。２人は、定員ではないか。３人の時もある。貢石に限らず。</text:p>
                <text:list>
                  <text:list-item>
                    <text:p text:style-name="P74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4">２人は、人員の数として、少ないか。配管の調節の作業のとき、作業に手を貸してもいいかも知れない。</text:p>
                  </text:list-item>
                  <text:list-item>
                    <text:p text:style-name="P74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74873263725895531" text:style-name="L56">
              <text:list-item>
                <text:p text:style-name="P75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1166773422774767684" text:style-name="L57">
              <text:list-item>
                <text:p text:style-name="P76">３人。親方さんは日本人。顔は、浅黒い。やや、どす黒い気味、あり。腹は出ている。１７２ぐらいか</text:p>
                <text:list>
                  <text:list-item>
                    <text:p text:style-name="P76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2061888764057758445" text:style-name="L58">
              <text:list-item>
                <text:p text:style-name="P77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7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7347236352810628698" text:style-name="L59">
              <text:list-item>
                <text:p text:style-name="P78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5424477155419341378" text:style-name="L60">
              <text:list-item>
                <text:p text:style-name="P79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4589874198753084516" text:style-name="L61">
              <text:list-item>
                <text:p text:style-name="P80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5355332214022991109" text:style-name="L62">
              <text:list-item>
                <text:p text:style-name="P81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1874054723404659952" text:style-name="L63">
              <text:list-item>
                <text:p text:style-name="P82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8911519563141733090" text:style-name="L64">
              <text:list-item>
                <text:p text:style-name="P83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7910648381504187533" text:style-name="L65">
              <text:list-item>
                <text:p text:style-name="P84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4937087121597693131" text:style-name="L66">
              <text:list-item>
                <text:p text:style-name="P85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4813438171966492576" text:style-name="L67">
              <text:list-item>
                <text:p text:style-name="P86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3974492237570634674" text:style-name="L68">
              <text:list-item>
                <text:p text:style-name="P87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3061726458565474412" text:style-name="L69">
              <text:list-item>
                <text:p text:style-name="P88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7338392657313304901" text:style-name="L70">
              <text:list-item>
                <text:p text:style-name="P89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4688001923826243578" text:style-name="L71">
              <text:list-item>
                <text:p text:style-name="P90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4812102629090493476" text:style-name="L72">
              <text:list-item>
                <text:p text:style-name="P91">親方さん。１７５ぐらい。ガタイがでかい。</text:p>
              </text:list-item>
              <text:list-item>
                <text:p text:style-name="P91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1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1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954867188761944259" text:style-name="L73">
              <text:list-item>
                <text:p text:style-name="P92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2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100119059174335726" text:style-name="L74">
              <text:list-item>
                <text:p text:style-name="P93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1062223305397966294" text:style-name="L75">
              <text:list-item>
                <text:p text:style-name="P94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9214796392278712599" text:style-name="L76">
              <text:list-item>
                <text:p text:style-name="P95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3865934615453497651" text:style-name="L77">
              <text:list-item>
                <text:p text:style-name="P96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6368611725872450852" text:style-name="L78">
              <text:list-item>
                <text:p text:style-name="P97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8138474725377420441" text:style-name="L79">
              <text:list-item>
                <text:p text:style-name="P9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5335663345519639727" text:style-name="L80">
              <text:list-item>
                <text:p text:style-name="P99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2664695106897541239" text:style-name="L81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8641664976849740781" text:style-name="L82">
              <text:list-item>
                <text:p text:style-name="P101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2430594472289276010" text:style-name="L83">
              <text:list-item>
                <text:p text:style-name="P102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8985308863653067878" text:style-name="L84">
              <text:list-item>
                <text:p text:style-name="P103">上記のとおり、扶桑のうりざねの人に、朝、経路を教えてもらった。</text:p>
                <text:list>
                  <text:list-item>
                    <text:p text:style-name="P103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3">テンガイさんか、５時になった頃、打設現場に来てくれる。残業は、ご自分がされる、とのこと。お礼を伝える。</text:p>
                <text:list>
                  <text:list-item>
                    <text:p text:style-name="P103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1312972766313953504" text:style-name="L85">
              <text:list-item>
                <text:p text:style-name="P104">「貢石」（こうせき）。３人。１人はベトナム人。</text:p>
              </text:list-item>
              <text:list-item>
                <text:p text:style-name="P104">日本人の人：２人。一人は、１７５ぐらい。痩せ身。顔の輪郭は、細長。</text:p>
              </text:list-item>
              <text:list-item>
                <text:p text:style-name="P104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4344159857908836647" text:style-name="L86">
              <text:list-item>
                <text:p text:style-name="P105">松原組の人たち。前回、バイブを担当していた一人。親方さんではなく。顔の肌が浅黒い人。</text:p>
                <text:list>
                  <text:list-item>
                    <text:p text:style-name="P105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5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4463358118603563973" text:style-name="L87">
              <text:list-item>
                <text:p text:style-name="P106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3702261869414890899" text:style-name="L88">
              <text:list-item>
                <text:p text:style-name="P107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7422251732505165917" text:style-name="L89">
              <text:list-item>
                <text:p text:style-name="P108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3471146193601330663" text:style-name="L90">
              <text:list-item>
                <text:p text:style-name="P109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2145758491184441692" text:style-name="L91">
              <text:list-item>
                <text:p text:style-name="P110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882968323261165906" text:style-name="L92">
              <text:list-item>
                <text:p text:style-name="P111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8945902152695864818" text:style-name="L93">
              <text:list-item>
                <text:p text:style-name="P112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2707594918551927241" text:style-name="L94">
              <text:list-item>
                <text:p text:style-name="P113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3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7148568764837884317" text:style-name="L95">
              <text:list-item>
                <text:p text:style-name="P114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9096551709568805491" text:style-name="L96">
              <text:list-item>
                <text:p text:style-name="P115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2654732797312972766" text:style-name="L97">
              <text:list-item>
                <text:p text:style-name="P116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4865551934564486470" text:style-name="L98">
              <text:list-item>
                <text:p text:style-name="P117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9098389165536394699" text:style-name="L99">
              <text:list-item>
                <text:p text:style-name="P118">那須産業。２人。一人は、３０半ば、若く見える。１７５ぐらい。顔が、色白い。</text:p>
              </text:list-item>
              <text:list-item>
                <text:p text:style-name="P118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7370085231623806292" text:style-name="L100">
              <text:list-item>
                <text:p text:style-name="P119">今西建設。バイブの人、一人は、ベトナムの人。若い。後半、サングラスを着ける。</text:p>
              </text:list-item>
              <text:list-item>
                <text:p text:style-name="P119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860836437003681482" text:style-name="L101">
              <text:list-item>
                <text:p text:style-name="P120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168881986071128057" text:style-name="L102">
              <text:list-item>
                <text:p text:style-name="P121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1690270935165530076" text:style-name="L103">
              <text:list-item>
                <text:p text:style-name="P122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4715907340513491468" text:style-name="L104">
              <text:list-item>
                <text:p text:style-name="P123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7796403121185923981" text:style-name="L105">
              <text:list-item>
                <text:p text:style-name="P124">打設現場を担当した人。４０半ばか。メガネあり。１７０弱か。いくぶん、太め。</text:p>
              </text:list-item>
              <text:list-item>
                <text:p text:style-name="P124">所長さんか、朝礼時、打設の周知会を主宰。「いいコンクリを打ちましょう」</text:p>
              </text:list-item>
              <text:list-item>
                <text:p text:style-name="P124">３人目の人。６０半ばか。清水で働いていたとのこと。</text:p>
                <text:list>
                  <text:list-item>
                    <text:p text:style-name="P124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4287704789022720017" text:style-name="L106">
              <text:list-item>
                <text:p text:style-name="P125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1416019070623528221" text:style-name="L107">
              <text:list-item>
                <text:p text:style-name="P126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229682039670505259" text:style-name="L108">
              <text:list-item>
                <text:p text:style-name="P127">３階、立ち上がり。</text:p>
              </text:list-item>
              <text:list-item>
                <text:p text:style-name="P127">まず、柱だったか。１本か２本。</text:p>
              </text:list-item>
              <text:list-item>
                <text:p text:style-name="P127">次に、階段。踊り場まで。それから、柱など、だったか。</text:p>
              </text:list-item>
              <text:list-item>
                <text:p text:style-name="P127">通りに面した側の手すり。最後。スラブを全て上げてから。コンクリのホースは、タワーから吊り下げる。</text:p>
              </text:list-item>
              <text:list-item>
                <text:p text:style-name="P127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395650542403052333" text:style-name="L109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5804691072942184544" text:style-name="L110">
              <text:list-item>
                <text:p text:style-name="P129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3019656659974412817" text:style-name="L111">
              <text:list-item>
                <text:p text:style-name="P130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3125264468155558125" text:style-name="L112">
              <text:list-item>
                <text:p text:style-name="P131">上記のとおり、朝、金子工業所の担当の人、新規の用紙を、用意してくれた。</text:p>
              </text:list-item>
              <text:list-item>
                <text:p text:style-name="P131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93967971584865219" text:style-name="L113">
              <text:list-item>
                <text:p text:style-name="P132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3295939575004239495" text:style-name="L114">
              <text:list-item>
                <text:p text:style-name="P133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3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8160069514339863607" text:style-name="L115">
              <text:list-item>
                <text:p text:style-name="P134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2499946783283085946" text:style-name="L116">
              <text:list-item>
                <text:p text:style-name="P135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2669304861008216591" text:style-name="L117">
              <text:list-item>
                <text:p text:style-name="P136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944607593601485556" text:style-name="L118">
              <text:list-item>
                <text:p text:style-name="P137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7084469929212489336" text:style-name="L119">
              <text:list-item>
                <text:p text:style-name="P138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4585326886298827445" text:style-name="L120">
              <text:list-item>
                <text:p text:style-name="P139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3265173185557978750" text:style-name="L121">
              <text:list-item>
                <text:p text:style-name="P140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3789719257070572272" text:style-name="L122">
              <text:list-item>
                <text:p text:style-name="P141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1492892356881062695" text:style-name="L123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467439818401699833" text:style-name="L124">
              <text:list-item>
                <text:p text:style-name="P143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7280983062628784350" text:style-name="L125">
              <text:list-item>
                <text:p text:style-name="P144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3712872798965723585" text:style-name="L126">
              <text:list-item>
                <text:p text:style-name="P145">終了後、森さんに連絡。詰所に来てくれる。</text:p>
              </text:list-item>
              <text:list-item>
                <text:p text:style-name="P145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2395547487098848483" text:style-name="L127">
              <text:list-item>
                <text:p text:style-name="P146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6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5848082292128622850" text:style-name="L128">
              <text:list-item>
                <text:p text:style-name="P147">９時過ぎか</text:p>
              </text:list-item>
              <text:list-item>
                <text:p text:style-name="P147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561784233200360321" text:style-name="L129">
              <text:list-item>
                <text:p text:style-name="P148">西湘工業。３人。午後からだったか、４人。</text:p>
              </text:list-item>
              <text:list-item>
                <text:p text:style-name="P148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8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1263284458237131792" text:style-name="L130">
              <text:list-item>
                <text:p text:style-name="P149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4016238052318500348" text:style-name="L131">
              <text:list-item>
                <text:p text:style-name="P150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1529159007176144407" text:style-name="L132">
              <text:list-item>
                <text:p text:style-name="P151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6620938645349412867" text:style-name="L133">
              <text:list-item>
                <text:p text:style-name="P152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4203492075045076282" text:style-name="L134">
              <text:list-item>
                <text:p text:style-name="P153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8832123181774132120" text:style-name="L135">
              <text:list-item>
                <text:p text:style-name="P154">３人。</text:p>
              </text:list-item>
              <text:list-item>
                <text:p text:style-name="P154"><text:soft-page-break/>所長さん。（P1)</text:p>
              </text:list-item>
              <text:list-item>
                <text:p text:style-name="P154">４０ぐらいの人。体は痩せている。鼻の形、鉤鼻。立ち上がりの区画に入って、打設の完遂を確認する役。（P２）</text:p>
              </text:list-item>
              <text:list-item>
                <text:p text:style-name="P154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8596086177672164343" text:style-name="L136">
              <text:list-item>
                <text:p text:style-name="P155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5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5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1132178176991337891" text:style-name="L137">
              <text:list-item>
                <text:p text:style-name="P156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9006993018944361476" text:style-name="L138">
              <text:list-item>
                <text:p text:style-name="P157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7929231419373255475" text:style-name="L139">
              <text:list-item>
                <text:p text:style-name="P158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251657608876839971" text:style-name="L140">
              <text:list-item>
                <text:p text:style-name="P159">富士山が見える。大きい。</text:p>
              </text:list-item>
              <text:list-item>
                <text:p text:style-name="P159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8986231471612138782" text:style-name="L141">
              <text:list-item>
                <text:p text:style-name="P160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7959926381438925163" text:style-name="L142">
              <text:list-item>
                <text:p text:style-name="P161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745877653437414839" text:style-name="L143">
              <text:list-item>
                <text:p text:style-name="P162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1261545536147572587" text:style-name="L144">
              <text:list-item>
                <text:p text:style-name="P163">開始　９時半過ぎ？</text:p>
              </text:list-item>
              <text:list-item>
                <text:p text:style-name="P163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298085818981735103" text:style-name="L145">
              <text:list-item>
                <text:p text:style-name="P164">SHIMAZU</text:p>
              </text:list-item>
              <text:list-item>
                <text:p text:style-name="P164">３人。ホース担当は、口ひげあり。表情は硬い。５０前後か。皆、日本人。</text:p>
              </text:list-item>
              <text:list-item>
                <text:p text:style-name="P164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6064245144466987360" text:style-name="L146">
              <text:list-item>
                <text:p text:style-name="P165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947082688722988745" text:style-name="L147">
              <text:list-item>
                <text:p text:style-name="P166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4516395019259698810" text:style-name="L148">
              <text:list-item>
                <text:p text:style-name="P167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3056681961856935226" text:style-name="L149">
              <text:list-item>
                <text:p text:style-name="P168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1146958192560278119" text:style-name="L150">
              <text:list-item>
                <text:p text:style-name="P169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8106553999892670690" text:style-name="L151">
              <text:list-item>
                <text:p text:style-name="P170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7760680714316754649" text:style-name="L152">
              <text:list-item>
                <text:p text:style-name="P171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5125555290396104529" text:style-name="L153">
              <text:list-item>
                <text:p text:style-name="P172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6364139229813283389" text:style-name="L154">
              <text:list-item>
                <text:p text:style-name="P173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1806285544876749254" text:style-name="L155">
              <text:list-item>
                <text:p text:style-name="P174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4715469041828151193" text:style-name="L156">
              <text:list-item>
                <text:p text:style-name="P175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7020068522002016826" text:style-name="L157">
              <text:list-item>
                <text:p text:style-name="P17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5213713069027212763" text:style-name="L158">
              <text:list-item>
                <text:p text:style-name="P177">中根氏。日報のサイン、引き受けてもらった。</text:p>
              </text:list-item>
              <text:list-item>
                <text:p text:style-name="P177">電気担当の人。秋山さん。朝礼の後、設備の人に、引き合わせてくれた。</text:p>
                <text:list>
                  <text:list-item>
                    <text:p text:style-name="P177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7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9125243353130147444" text:style-name="L159">
              <text:list-item>
                <text:p text:style-name="P178">ロングスパンの、扉の開閉時。格子の間に指を挟む危険、変わりなくあり。</text:p>
              </text:list-item>
              <text:list-item>
                <text:p text:style-name="P178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4146125926825305710" text:style-name="L160">
              <text:list-item>
                <text:p text:style-name="P179">開始　：　９時半ぐらい</text:p>
              </text:list-item>
              <text:list-item>
                <text:p text:style-name="P179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5693901231334930234" text:style-name="L161">
              <text:list-item>
                <text:p text:style-name="P180">洋輔圧送</text:p>
              </text:list-item>
              <text:list-item>
                <text:p text:style-name="P180">３人。共に、４０前半か。</text:p>
              </text:list-item>
              <text:list-item>
                <text:p text:style-name="P180"><text:soft-page-break/>ホース口担当の人。髪の毛が、縮れている。</text:p>
              </text:list-item>
              <text:list-item>
                <text:p text:style-name="P180">ホースの引き回し担当の人。丸顔。よく笑顔になる。目尻に、シワが４・５本浮き出る、笑うとき。</text:p>
              </text:list-item>
              <text:list-item>
                <text:p text:style-name="P180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5467681996431278145" text:style-name="L162">
              <text:list-item>
                <text:p text:style-name="P181">石渡工務店</text:p>
              </text:list-item>
              <text:list-item>
                <text:p text:style-name="P181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9141996419784912624" text:style-name="L163">
              <text:list-item>
                <text:p text:style-name="P182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2765215784301385270" text:style-name="L164">
              <text:list-item>
                <text:p text:style-name="P183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1568995710002806737" text:style-name="L165">
              <text:list-item>
                <text:p text:style-name="P184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6281554530604014951" text:style-name="L166">
              <text:list-item>
                <text:p text:style-name="P185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4521968687321681152" text:style-name="L167">
              <text:list-item>
                <text:p text:style-name="P186">１人。年配の人。６０半ばか。</text:p>
              </text:list-item>
              <text:list-item>
                <text:p text:style-name="P186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5084636669721070299" text:style-name="L168">
              <text:list-item>
                <text:p text:style-name="P187">佐藤工業、あいはら様。電話の応対、丁寧にしてくださる。</text:p>
              </text:list-item>
              <text:list-item>
                <text:p text:style-name="P187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9078683212557246570" text:style-name="L169">
              <text:list-item>
                <text:p text:style-name="P188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4974781212505567149" text:style-name="L170">
              <text:list-item>
                <text:p text:style-name="P189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392212549195715699" text:style-name="L171">
              <text:list-item>
                <text:p text:style-name="P190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4817679439987284792" text:style-name="L172">
              <text:list-item>
                <text:p text:style-name="P191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8243841859886660415" text:style-name="L173">
              <text:list-item>
                <text:p text:style-name="P192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7031761179449216415" text:style-name="L174">
              <text:list-item>
                <text:p text:style-name="P193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5848065219130412245" text:style-name="L175">
              <text:list-item>
                <text:p text:style-name="P194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7593396629676391634" text:style-name="L176">
              <text:list-item>
                <text:p text:style-name="P195">開始　９時？</text:p>
              </text:list-item>
              <text:list-item>
                <text:p text:style-name="P195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1175823634567761524" text:style-name="L177">
              <text:list-item>
                <text:p text:style-name="P196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3503555356502849833" text:style-name="L178">
              <text:list-item>
                <text:p text:style-name="P197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310969325280850131" text:style-name="L179">
              <text:list-item>
                <text:p text:style-name="P198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7042597612278903432" text:style-name="L180">
              <text:list-item>
                <text:p text:style-name="P199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3414771570840689296" text:style-name="L181">
              <text:list-item>
                <text:p text:style-name="P200">ガタイのいい人、またいる。表情は、健康そう。マスクはしていない。</text:p>
              </text:list-item>
              <text:list-item>
                <text:p text:style-name="P200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2005771601542022112" text:style-name="L182">
              <text:list-item>
                <text:p text:style-name="P201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4366530687450331915" text:style-name="L183">
              <text:list-item>
                <text:p text:style-name="P202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505793038892524804" text:style-name="L184">
              <text:list-item>
                <text:p text:style-name="P203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7231562271803265909" text:style-name="L185">
              <text:list-item>
                <text:p text:style-name="P204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5466309910688033292" text:style-name="L186">
              <text:list-item>
                <text:p text:style-name="P20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245993799295003124" text:style-name="L187">
              <text:list-item>
                <text:p text:style-name="P206">長畑さんに、サインしてもらう</text:p>
              </text:list-item>
              <text:list-item>
                <text:p text:style-name="P206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2166552791477340416" text:style-name="L188">
              <text:list-item>
                <text:p text:style-name="P207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8343169281485918102" text:style-name="L189">
              <text:list-item>
                <text:p text:style-name="P208">開始：９時半ぐらい</text:p>
              </text:list-item>
              <text:list-item>
                <text:p text:style-name="P208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321394672095242557" text:style-name="L190">
              <text:list-item>
                <text:p text:style-name="P209">３人。一人は、ベトナムの人か。１６５ぐらい。こぶとり。顔の輪郭は、まるっこい。表情は、いかつい。浅黒の肌。</text:p>
              </text:list-item>
              <text:list-item>
                <text:p text:style-name="P209">もう一人、ホース口、そして引き回しも担当の人。日本人。小柄。６５ぐらいか。顔にシワ。身のこなしは、軽い。</text:p>
              </text:list-item>
              <text:list-item>
                <text:p text:style-name="P209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9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2256443046560444022" text:style-name="L191">
              <text:list-item>
                <text:p text:style-name="P210">以前に会ったことのある人たち。</text:p>
              </text:list-item>
              <text:list-item>
                <text:p text:style-name="P210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2519793223506618043" text:style-name="L192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1040688275690775464" text:style-name="L193">
              <text:list-item>
                <text:p text:style-name="P212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8872888534026760221" text:style-name="L194">
              <text:list-item>
                <text:p text:style-name="P213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4387331875011358886" text:style-name="L195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1976913022775455640" text:style-name="L196">
              <text:list-item>
                <text:p text:style-name="P215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5209303678132874083" text:style-name="L197">
              <text:list-item>
                <text:p text:style-name="P216">サインをもらったのは、ホクシンの、ある一人の方。１６５ぐらい。顔つきに、脳発達の、非標準さを感じる。</text:p>
                <text:list>
                  <text:list-item>
                    <text:p text:style-name="P216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6677740659115321939" text:style-name="L198">
              <text:list-item>
                <text:p text:style-name="P217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8640945120553565100" text:style-name="L199">
              <text:list-item>
                <text:p text:style-name="P218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8597840471179841158" text:style-name="L200">
              <text:list-item>
                <text:p text:style-name="P219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742606171988772445" text:style-name="L201">
              <text:list-item>
                <text:p text:style-name="P220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89671865424576612" text:style-name="L202">
              <text:list-item>
                <text:p text:style-name="P221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1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1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7106886514781114765" text:style-name="L203">
              <text:list-item>
                <text:p text:style-name="P222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5578240562489159791" text:style-name="L204">
              <text:list-item>
                <text:p text:style-name="P223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5107200642459804875" text:style-name="L205">
              <text:list-item>
                <text:p text:style-name="P224">開始　=&gt;　９：１５？</text:p>
              </text:list-item>
              <text:list-item>
                <text:p text:style-name="P224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541372741872077988" text:style-name="L206">
              <text:list-item>
                <text:p text:style-name="P225">“Fujita”</text:p>
              </text:list-item>
              <text:list-item>
                <text:p text:style-name="P225">もう一つのチームの、ホース担当の人。ベトナム人か。若い。見ると、いつも笑顔を見せている。</text:p>
              </text:list-item>
              <text:list-item>
                <text:p text:style-name="P225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3294141130224562118" text:style-name="L207">
              <text:list-item>
                <text:p text:style-name="P226">バイブ担当。２人とも、日本時。</text:p>
              </text:list-item>
              <text:list-item>
                <text:p text:style-name="P226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3823075715935474892" text:style-name="L208">
              <text:list-item>
                <text:p text:style-name="P227">日本人。若い人。目元まで、マスクで覆っている。</text:p>
                <text:list>
                  <text:list-item>
                    <text:p text:style-name="P227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7420941828310965750" text:style-name="L209">
              <text:list-item>
                <text:p text:style-name="P228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6674630243431272453" text:style-name="L210">
              <text:list-item>
                <text:p text:style-name="P229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5782009640558262532" text:style-name="L211">
              <text:list-item>
                <text:p text:style-name="P230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5458674737235759408" text:style-name="L212">
              <text:list-item>
                <text:p text:style-name="P231">２人。一人は、若い人。３０前半ぐらいか。結婚指輪が、真新しいものに見える。</text:p>
              </text:list-item>
              <text:list-item>
                <text:p text:style-name="P231">朝礼時の、周知会。発する声が、真が太い。と感じる。言いよどんだり、聞き取りにくい発声、ではない。</text:p>
              </text:list-item>
              <text:list-item>
                <text:p text:style-name="P231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8742822632444236522" text:style-name="L213">
              <text:list-item>
                <text:p text:style-name="P232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266391950049541282" text:style-name="L214">
              <text:list-item>
                <text:p text:style-name="P233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7165093528827513798" text:style-name="L215">
              <text:list-item>
                <text:p text:style-name="P234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6228522960549611129" text:style-name="L216">
              <text:list-item>
                <text:p text:style-name="P235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1172766813705461994" text:style-name="L217">
              <text:list-item>
                <text:p text:style-name="P236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978986568116433543" text:style-name="L218">
              <text:list-item>
                <text:p text:style-name="P237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24223959715454841" text:style-name="L219">
              <text:list-item>
                <text:p text:style-name="P238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297839711575046328" text:style-name="L220">
              <text:list-item>
                <text:p text:style-name="P239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56</dc:date><text:p text:style-name="P427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2320717850818140366" text:style-name="L221">
              <text:list-item>
                <text:p text:style-name="P240">開始 <text:s/>9:30 경</text:p>
              </text:list-item>
              <text:list-item>
                <text:p text:style-name="P240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5650229793099329534" text:style-name="L222">
              <text:list-item>
                <text:p text:style-name="P241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1803099100274165282" text:style-name="L223">
              <text:list-item>
                <text:p text:style-name="P242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4941362544704472637" text:style-name="L224">
              <text:list-item>
                <text:p text:style-name="P243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2259121449548650646" text:style-name="L225">
              <text:list-item>
                <text:p text:style-name="P244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6079959284452511935" text:style-name="L226">
              <text:list-item>
                <text:p text:style-name="P245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3739900068716865947" text:style-name="L227">
              <text:list-item>
                <text:p text:style-name="P246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2682959901696631378" text:style-name="L228">
              <text:list-item>
                <text:p text:style-name="P247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5789033758969042290" text:style-name="L229">
              <text:list-item>
                <text:p text:style-name="P248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2114004176430333808" text:style-name="L230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9136262681391758116" text:style-name="L231">
              <text:list-item>
                <text:p text:style-name="P250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1384615532373409438" text:style-name="L232">
              <text:list-item>
                <text:p text:style-name="P251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9042126495818882540" text:style-name="L233">
              <text:list-item>
                <text:p text:style-name="P252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5390132239622793249" text:style-name="L234">
              <text:list-item>
                <text:p text:style-name="P253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3">이 조치에 의해 타설「打設의 진행「進行이 늦였다「遅れた.</text:p>
                  </text:list-item>
                  <text:list-item>
                    <text:p text:style-name="P253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1767991429473648135" text:style-name="L235">
              <text:list-item>
                <text:p text:style-name="P254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518694604200004145" text:style-name="L236">
              <text:list-item>
                <text:p text:style-name="P255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3907154979875287662" text:style-name="L237">
              <text:list-item>
                <text:p text:style-name="P256">開始　：　９時半すぎだったか</text:p>
              </text:list-item>
              <text:list-item>
                <text:p text:style-name="P256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5723672466136516534" text:style-name="L238">
              <text:list-item>
                <text:p text:style-name="P257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8073775471766422489" text:style-name="L239">
              <text:list-item>
                <text:p text:style-name="P258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6832199750843282623" text:style-name="L240">
              <text:list-item>
                <text:p text:style-name="P259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4445094169021389556" text:style-name="L241">
              <text:list-item>
                <text:p text:style-name="P260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1994381875272411798" text:style-name="L242">
              <text:list-item>
                <text:p text:style-name="P261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3189396082426854746" text:style-name="L243">
              <text:list-item>
                <text:p text:style-name="P262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3967807249756172465" text:style-name="L244">
              <text:list-item>
                <text:p text:style-name="P263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8400962968963068008" text:style-name="L245">
              <text:list-item>
                <text:p text:style-name="P264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4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2374749987993674226" text:style-name="L246">
              <text:list-item>
                <text:p text:style-name="P265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131763518815361525" text:style-name="L247">
              <text:list-item>
                <text:p text:style-name="P266">階段。次に、壁。</text:p>
              </text:list-item>
              <text:list-item>
                <text:p text:style-name="P266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4506401096404258646" text:style-name="L248">
              <text:list-item>
                <text:p text:style-name="P267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4740663410949508717" text:style-name="L249">
              <text:list-item>
                <text:p text:style-name="P268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3801668742896213321" text:style-name="L250">
              <text:list-item>
                <text:p text:style-name="P269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9">２台目、自分が入ったグループ。８トン車（だったか）。大きい。</text:p>
              </text:list-item>
              <text:list-item>
                <text:p text:style-name="P269">待ち　=&gt;　あり。最後は、２０分の待ちだったか。土工の親方さん、「もういいよ」と、言ってくれる。</text:p>
              </text:list-item>
              <text:list-item>
                <text:p text:style-name="P269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6941138308316907692" text:style-name="L251">
              <text:list-item>
                <text:p text:style-name="P270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5373938493562467039" text:style-name="L252">
              <text:list-item>
                <text:p text:style-name="P271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2211782" text:continue-list="list1261545536147572587" text:style-name="L144">
              <text:list-item>
                <text:p text:style-name="P163">開始</text:p>
              </text:list-item>
              <text:list-item>
                <text:p text:style-name="P163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7012150968905879929" text:style-name="L253">
              <text:list-item>
                <text:p text:style-name="P272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938803949380566082" text:style-name="L254">
              <text:list-item>
                <text:p text:style-name="P273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6436059971914814095" text:style-name="L255">
              <text:list-item>
                <text:p text:style-name="P274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4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4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3719326280288190356" text:style-name="L256">
              <text:list-item>
                <text:p text:style-name="P275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6131303087681232976" text:style-name="L257">
              <text:list-item>
                <text:p text:style-name="P276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3067695591266290357" text:style-name="L258">
              <text:list-item>
                <text:p text:style-name="P277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2569258679213201501" text:style-name="L259">
              <text:list-item>
                <text:p text:style-name="P278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6639060141365697057" text:style-name="L260">
              <text:list-item>
                <text:p text:style-name="P279">どちらの日も、菅野さん</text:p>
              </text:list-item>
              <text:list-item>
                <text:p text:style-name="P279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9">もう一人は、始めて見るか。同じく、若い人。３０半ばか。１７０少し</text:p>
                  </text:list-item>
                  <text:list-item>
                    <text:p text:style-name="P279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939398889129676743" text:style-name="L261">
              <text:list-item>
                <text:p text:style-name="P280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7853711460845083187" text:style-name="L262">
              <text:list-item>
                <text:p text:style-name="P281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6453623159592508741" text:style-name="L263">
              <text:list-item>
                <text:p text:style-name="P282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5671581567932614488" text:style-name="L264">
              <text:list-item>
                <text:p text:style-name="P283">開始　：　９：１０頃？</text:p>
              </text:list-item>
              <text:list-item>
                <text:p text:style-name="P283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6626989935839428530" text:style-name="L265">
              <text:list-item>
                <text:p text:style-name="P284">池田総業</text:p>
              </text:list-item>
              <text:list-item>
                <text:p text:style-name="P284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871241004560595287" text:style-name="L266">
              <text:list-item>
                <text:p text:style-name="P285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6532215933604865298" text:style-name="L267">
              <text:list-item>
                <text:p text:style-name="P286">東和から。北千住営業所、田辺さん。北千住の近くに在住。この現場へは、バスを利用。１回乗り換えか。</text:p>
              </text:list-item>
              <text:list-item>
                <text:p text:style-name="P286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1644234364221151777" text:style-name="L268">
              <text:list-item>
                <text:p text:style-name="P287">２人。一人は、６０後半か。小柄。シワ有り。</text:p>
              </text:list-item>
              <text:list-item>
                <text:p text:style-name="P287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8303578954861923667" text:style-name="L269">
              <text:list-item>
                <text:p text:style-name="P288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6586843432062264348" text:style-name="L270">
              <text:list-item>
                <text:p text:style-name="P289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8783599599222301880" text:style-name="L271">
              <text:list-item>
                <text:p text:style-name="P290">２人。所長さんは、小柄。言葉に、九州の訛り。６０半ばか。謹厳な物腰。</text:p>
              </text:list-item>
              <text:list-item>
                <text:p text:style-name="P290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6035994551992862728" text:style-name="L272">
              <text:list-item>
                <text:p text:style-name="P291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4448326255630876618" text:style-name="L273">
              <text:list-item>
                <text:p text:style-name="P292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2434096275955747752" text:style-name="L274">
              <text:list-item>
                <text:p text:style-name="P293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8644178204960455886" text:style-name="L275">
              <text:list-item>
                <text:p text:style-name="P294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7442770710137253928" text:style-name="L276">
              <text:list-item>
                <text:p text:style-name="P295">開始　：　９：１５ぐらい</text:p>
              </text:list-item>
              <text:list-item>
                <text:p text:style-name="P295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5966313947292602449" text:style-name="L277">
              <text:list-item>
                <text:p text:style-name="P296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1061117970319709057" text:style-name="L278">
              <text:list-item>
                <text:p text:style-name="P297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8163289228082710930" text:style-name="L279">
              <text:list-item>
                <text:p text:style-name="P298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815366376492518317" text:style-name="L280">
              <text:list-item>
                <text:p text:style-name="P299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9207665058331435328" text:style-name="L281">
              <text:list-item>
                <text:p text:style-name="P300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285499579999887650" text:style-name="L282">
              <text:list-item>
                <text:p text:style-name="P301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5600009366696802578" text:style-name="L283">
              <text:list-item>
                <text:p text:style-name="P302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135000408426836869" text:style-name="L284">
              <text:list-item>
                <text:p text:style-name="P303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319284251144511555" text:style-name="L285">
              <text:list-item>
                <text:p text:style-name="P304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2126611859832499678" text:style-name="L286">
              <text:list-item>
                <text:p text:style-name="P305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4844470520748576390" text:style-name="L287">
              <text:list-item>
                <text:p text:style-name="P306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8394464917554136878" text:style-name="L288">
              <text:list-item>
                <text:p text:style-name="P307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3960165126191553307" text:style-name="L289">
              <text:list-item>
                <text:p text:style-name="P308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2162370011102946955" text:style-name="L290">
              <text:list-item>
                <text:p text:style-name="P309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6766201545827476526" text:style-name="L291">
              <text:list-item>
                <text:p text:style-name="P310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117123722559051356" text:style-name="L292">
              <text:list-item>
                <text:p text:style-name="P311">開始　：　９：３０過ぎ</text:p>
              </text:list-item>
              <text:list-item>
                <text:p text:style-name="P311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6321264493596929487" text:style-name="L293">
              <text:list-item>
                <text:p text:style-name="P312">東方工業（？）　=&gt;　「東」が入っていた。</text:p>
              </text:list-item>
              <text:list-item>
                <text:p text:style-name="P312">親方さんらしき人。小柄。前々回にいたか。南方系の顔立ち。肌は浅黒。唇は、下受け。</text:p>
              </text:list-item>
              <text:list-item>
                <text:p text:style-name="P312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3359274548218716911" text:style-name="L294">
              <text:list-item>
                <text:p text:style-name="P313">石渡建設</text:p>
              </text:list-item>
              <text:list-item>
                <text:p text:style-name="P313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7954107483162407447" text:style-name="L295">
              <text:list-item>
                <text:p text:style-name="P314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5665373458866363007" text:style-name="L296">
              <text:list-item>
                <text:p text:style-name="P315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6911460090679570367" text:style-name="L297">
              <text:list-item>
                <text:p text:style-name="P316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6678916904853344634" text:style-name="L298">
              <text:list-item>
                <text:p text:style-name="P317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8424217015620816999" text:style-name="L299">
              <text:list-item>
                <text:p text:style-name="P318">若い人。結婚指輪をはめている。目がクリッとした人。前回も。</text:p>
              </text:list-item>
              <text:list-item>
                <text:p text:style-name="P318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304291596788083139" text:style-name="L300">
              <text:list-item>
                <text:p text:style-name="P319">ホクシン。カンノさん。現場で作業。</text:p>
              </text:list-item>
              <text:list-item>
                <text:p text:style-name="P319">他に、「ガス屋さん」が来ていたか。ホクシンからは、カンノさん一人。</text:p>
              </text:list-item>
              <text:list-item>
                <text:p text:style-name="P319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4309791544786193766" text:style-name="L301">
              <text:list-item>
                <text:p text:style-name="P320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8256723123768838284" text:style-name="L302">
              <text:list-item>
                <text:p text:style-name="P321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6805936471587414829" text:style-name="L303">
              <text:list-item>
                <text:p text:style-name="P322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3466974544932236608" text:style-name="L304">
              <text:list-item>
                <text:p text:style-name="P323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6529733627271240325" text:style-name="L305">
              <text:list-item>
                <text:p text:style-name="P324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4704321655199313158" text:style-name="L306">
              <text:list-item>
                <text:p text:style-name="P325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2016674119025541231" text:style-name="L307">
              <text:list-item>
                <text:p text:style-name="P326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2786926858100681189" text:style-name="L308">
              <text:list-item>
                <text:p text:style-name="P327">開始　：　９：３０頃</text:p>
              </text:list-item>
              <text:list-item>
                <text:p text:style-name="P327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5023415969230089677" text:style-name="L309">
              <text:list-item>
                <text:p text:style-name="P328">２人。一人は、ベトナム。</text:p>
              </text:list-item>
              <text:list-item>
                <text:p text:style-name="P328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8958048702264313414" text:style-name="L310">
              <text:list-item>
                <text:p text:style-name="P329">バイブ担当、２人。共に、日本人。５０半ばか。ベテラン風。１７０弱。</text:p>
              </text:list-item>
              <text:list-item>
                <text:p text:style-name="P329">一人、赤ら顔の人。２回、バイブを引っ掛けてしまう。ともに、エレベータ周りで。</text:p>
              </text:list-item>
              <text:list-item>
                <text:p text:style-name="P329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6031354848562061668" text:style-name="L311">
              <text:list-item>
                <text:p text:style-name="P330">本職の人、ではない人か。ペットを何本か、レジ袋に入れている。</text:p>
              </text:list-item>
              <text:list-item>
                <text:p text:style-name="P330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3538642796029156264" text:style-name="L312">
              <text:list-item>
                <text:p text:style-name="P331">年配の人。１６５ぐらい。小柄。</text:p>
              </text:list-item>
              <text:list-item>
                <text:p text:style-name="P331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1801640856866657512" text:style-name="L313">
              <text:list-item>
                <text:p text:style-name="P332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420547658180970373" text:style-name="L314">
              <text:list-item>
                <text:p text:style-name="P333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2609576151608178361" text:style-name="L315">
              <text:list-item>
                <text:p text:style-name="P334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6494348824994384363" text:style-name="L316">
              <text:list-item>
                <text:p text:style-name="P335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35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1164118446666016678" text:style-name="L317">
              <text:list-item>
                <text:p text:style-name="P336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3227202816858299104" text:style-name="L318">
              <text:list-item>
                <text:p text:style-name="P337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8453499453640407450" text:style-name="L319">
              <text:list-item>
                <text:p text:style-name="P338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7449791552912194310" text:style-name="L320">
              <text:list-item>
                <text:p text:style-name="P339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8773689193244260367" text:style-name="L321">
              <text:list-item>
                <text:p text:style-name="P340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0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0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7670498110972242864" text:style-name="L322">
              <text:list-item>
                <text:p text:style-name="P341">携帯、探してもらった。その前に、若い人、応対をしてもらった。</text:p>
              </text:list-item>
              <text:list-item>
                <text:p text:style-name="P341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3671740563867759836" text:style-name="L323">
              <text:list-item>
                <text:p text:style-name="P342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3232382062396816154" text:style-name="L324">
              <text:list-item>
                <text:p text:style-name="P343">開始　：　９：４０ぐらい</text:p>
              </text:list-item>
              <text:list-item>
                <text:p text:style-name="P343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1980323393362006445" text:style-name="L325">
              <text:list-item>
                <text:p text:style-name="P344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44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6624778407560502213" text:style-name="L326">
              <text:list-item>
                <text:p text:style-name="P345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45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8567767653088185991" text:style-name="L327">
              <text:list-item>
                <text:p text:style-name="P346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3973455027838487260" text:style-name="L328">
              <text:list-item>
                <text:p text:style-name="P347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8788630816601752691" text:style-name="L329">
              <text:list-item>
                <text:p text:style-name="P348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4714129992247220271" text:style-name="L330">
              <text:list-item>
                <text:p text:style-name="P349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1491457168557803556" text:style-name="L331">
              <text:list-item>
                <text:p text:style-name="P350">２人。所長参加、５０前半ぐらいか。１７５少し。大柄。</text:p>
              </text:list-item>
              <text:list-item>
                <text:p text:style-name="P350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3144729530932204686" text:style-name="L332">
              <text:list-item>
                <text:p text:style-name="P351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1387443251138640783" text:style-name="L333">
              <text:list-item>
                <text:p text:style-name="P352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3273886648891715691" text:style-name="L334">
              <text:list-item>
                <text:p text:style-name="P353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4467606662811439589" text:style-name="L335">
              <text:list-item>
                <text:p text:style-name="P354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8450501757615607610" text:style-name="L336">
              <text:list-item>
                <text:p text:style-name="P355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4901307545468102636" text:style-name="L337">
              <text:list-item>
                <text:p text:style-name="P356">終盤、水を散布した。</text:p>
              </text:list-item>
              <text:list-item>
                <text:p text:style-name="P356">午前中に、１０時半すぎ、長い待ち。３０分。実際は、２０分少し。後半だったか、また、２０分ぐらいの待ち。</text:p>
              </text:list-item>
              <text:list-item>
                <text:p text:style-name="P356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331720683833279620" text:style-name="L338">
              <text:list-item>
                <text:p text:style-name="P357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6500442335883508075" text:style-name="L339">
              <text:list-item>
                <text:p text:style-name="P358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/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1215277945878053257" text:style-name="L340">
              <text:list-item>
                <text:p text:style-name="P359">開始　：　８：４５ぐらいか</text:p>
              </text:list-item>
              <text:list-item>
                <text:p text:style-name="P359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1285028591378964938" text:style-name="L341">
              <text:list-item>
                <text:p text:style-name="P360">日本圧送。二人。どちらも日本人か。</text:p>
              </text:list-item>
              <text:list-item>
                <text:p text:style-name="P360">ホース担当は、１７５ぐらいの人。落ち着いている。</text:p>
              </text:list-item>
              <text:list-item>
                <text:p text:style-name="P360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<text:soft-page-break/>土工さん</text:p>
          </table:table-cell>
          <table:table-cell table:style-name="表25.C2" office:value-type="string">
            <text:list xml:id="list6936452171431328612" text:style-name="L342">
              <text:list-item>
                <text:p text:style-name="P361">バイブ、途中まで３人。一人は、親方さん。顔にアザがある。２人目、１７<text:soft-page-break/>３ぐらい。体格がいい。手馴れた感じ。３人目。口ひげ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1971851021879234680" text:style-name="L343">
              <text:list-item>
                <text:p text:style-name="P362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1073751368233527057" text:style-name="L344">
              <text:list-item>
                <text:p text:style-name="P363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6172485612236521903" text:style-name="L345">
              <text:list-item>
                <text:p text:style-name="P364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6680824482997669268" text:style-name="L346">
              <text:list-item>
                <text:p text:style-name="P365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6313173833797027948" text:style-name="L347">
              <text:list-item>
                <text:p text:style-name="P366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8101496142933127569" text:style-name="L348">
              <text:list-item>
                <text:p text:style-name="P367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1213499740604487761" text:style-name="L349">
              <text:list-item>
                <text:p text:style-name="P368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3602472799416629023" text:style-name="L350">
              <text:list-item>
                <text:p text:style-name="P369">全部で、４面。各面ごとに、スラブ上げまで。吹き出しはなし。階段は、基礎のみ。</text:p>
              </text:list-item>
              <text:list-item>
                <text:p text:style-name="P369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112163057699585033" text:style-name="L351">
              <text:list-item>
                <text:p text:style-name="P370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5820583467359525187" text:style-name="L352">
              <text:list-item>
                <text:p text:style-name="P371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7727105815359124481" text:style-name="L353">
              <text:list-item>
                <text:p text:style-name="P372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7378664422343520895" text:style-name="L354">
              <text:list-item>
                <text:p text:style-name="P373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1108418261942410417" text:style-name="L355">
              <text:list-item>
                <text:p text:style-name="P374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10"/>
      <text:p text:style-name="P2">---------------------------------------------------------------</text:p>
      <text:p text:style-name="P4">[XXX] 20201013_114738</text:p>
      <text:p text:style-name="P15">myself / towa diary / XXX</text:p>
      <text:p text:style-name="P3"><text:span text:style-name="T3">作業日：10</text:span><text:span text:style-name="T6">/12</text:span><text:span text:style-name="T4">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1">1</text:p>
          </table:table-cell>
          <table:table-cell table:style-name="表26.B1" office:value-type="string">
            <text:p text:style-name="P11">現場</text:p>
          </table:table-cell>
          <table:table-cell table:style-name="表26.C1" office:value-type="string">
            <text:p text:style-name="P12">リルシア吉野町</text:p>
          </table:table-cell>
        </table:table-row>
        <table:table-row>
          <table:table-cell table:style-name="表26.A2" office:value-type="float" office:value="2">
            <text:p text:style-name="P11">2</text:p>
          </table:table-cell>
          <table:table-cell table:style-name="表26.B2" office:value-type="string">
            <text:p text:style-name="P11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11">3</text:p>
          </table:table-cell>
          <table:table-cell table:style-name="表26.B2" office:value-type="string">
            <text:p text:style-name="P11">最寄り</text:p>
          </table:table-cell>
          <table:table-cell table:style-name="表26.C2" office:value-type="string">
            <text:p text:style-name="P12">吉野町駅</text:p>
          </table:table-cell>
        </table:table-row>
        <table:table-row>
          <table:table-cell table:style-name="表26.B2" office:value-type="string">
            <text:p text:style-name="P11">3-2</text:p>
            <text:p text:style-name="P11"/>
          </table:table-cell>
          <table:table-cell table:style-name="表26.B2" office:value-type="string">
            <text:p text:style-name="P12">開始／終了時刻</text:p>
          </table:table-cell>
          <table:table-cell table:style-name="表26.C2" office:value-type="string">
            <text:list xml:id="list3734460017973786205" text:style-name="L387">
              <text:list-item>
                <text:p text:style-name="P404">開始　：　９時すぎぐらいか。</text:p>
              </text:list-item>
              <text:list-item>
                <text:p text:style-name="P404">詰所到着　：　１４：５０ぐらい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11">4</text:p>
          </table:table-cell>
          <table:table-cell table:style-name="表26.B2" office:value-type="string">
            <text:p text:style-name="P11">他職：ポンプ</text:p>
          </table:table-cell>
          <table:table-cell table:style-name="表26.C2" office:value-type="string">
            <text:list xml:id="list3685004646456061233" text:style-name="L372">
              <text:list-item>
                <text:p text:style-name="P389">３人。一人は、ベトナム人。若い人。</text:p>
              </text:list-item>
              <text:list-item>
                <text:p text:style-name="P389">ホースは、ベトナムの人、担当。</text:p>
              </text:list-item>
              <text:list-item>
                <text:p text:style-name="P389">捌き担当の人、日本人。教え役。クレーンのコントローラ、担当。メガネをかけている。「考えてやれよ」、というフレーズ、２回ぐらい。</text:p>
              </text:list-item>
              <text:list-item>
                <text:p text:style-name="P389">３人目、コントローラ。ごつい顔立ち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11">5</text:p>
          </table:table-cell>
          <table:table-cell table:style-name="表26.B2" office:value-type="string">
            <text:p text:style-name="P11">他職：土工さん</text:p>
          </table:table-cell>
          <table:table-cell table:style-name="表26.C2" office:value-type="string">
            <text:list xml:id="list5249031717805578735" text:style-name="L373">
              <text:list-item>
                <text:p text:style-name="P390">バイブ、２人。一人は、親方さんか。５０前後か。１７０弱。顔にしわ、あり。若々しい感じ。他の人たちに、しばしば指示を出している。</text:p>
              </text:list-item>
              <text:list-item>
                <text:p text:style-name="P390">もう一人のバイブ、日本人。ヘルメットは、白色。親方さん他は、黄色。</text:p>
              </text:list-item>
              <text:list-item>
                <text:p text:style-name="P390">洗いの人、ベトナム人。若い。１７５ぐらい。ゆっくり、ゆっくりと作業。</text:p>
              </text:list-item>
              <text:list-item>
                <text:p text:style-name="P390">ベトナムの人、もう一人。こちらも、１７０少し。細長の顔立ち。肌が白い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11">6</text:p>
          </table:table-cell>
          <table:table-cell table:style-name="表26.B2" office:value-type="string">
            <text:p text:style-name="P11">他職：電気屋さんの相番の人</text:p>
          </table:table-cell>
          <table:table-cell table:style-name="表26.C2" office:value-type="string">
            <text:list xml:id="list7872498338648371099" text:style-name="L374">
              <text:list-item>
                <text:p text:style-name="P391">電気の本職の人か。５０半ばぐらいか。１７０弱。差し金が倒れる。それを、ハッカで手直しし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>6--2</text:p>
          </table:table-cell>
          <table:table-cell table:style-name="表26.B2" office:value-type="string">
            <text:p text:style-name="P11">他職：<text:span text:style-name="T2">警備</text:span></text:p>
          </table:table-cell>
          <table:table-cell table:style-name="表26.C2" office:value-type="string">
            <text:list xml:id="list329933530467148669" text:style-name="L375">
              <text:list-item>
                <text:p text:style-name="P392">一人。口の周りに、透明の板を掲げ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土間屋さん</text:span></text:p>
          </table:table-cell>
          <table:table-cell table:style-name="表26.C2" office:value-type="string">
            <text:list xml:id="list4212924673514233091" text:style-name="L376">
              <text:list-item>
                <text:p text:style-name="P393">小柄な人、一人。大柄で太った人、一人。</text:p>
              </text:list-item>
              <text:list-item>
                <text:p text:style-name="P393">１７３ぐらいで、ガタイのいい人。眉間に縦ジワ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大工さん</text:span></text:p>
          </table:table-cell>
          <table:table-cell table:style-name="表26.C2" office:value-type="string">
            <text:list xml:id="list2111522504988110556" text:style-name="L377">
              <text:list-item>
                <text:p text:style-name="P394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11">7</text:p>
          </table:table-cell>
          <table:table-cell table:style-name="表26.B2" office:value-type="string">
            <text:p text:style-name="P11">監督さん</text:p>
          </table:table-cell>
          <table:table-cell table:style-name="表26.C2" office:value-type="string">
            <text:list xml:id="list4041824772376825401" text:style-name="L378">
              <text:list-item>
                <text:p text:style-name="P395">スラブ担当の人。４０後半か、５０前半。目の周りが、いくぶん、シワがある。</text:p>
              </text:list-item>
            </text:list>
          </table:table-cell>
        </table:table-row>
        <text:soft-page-break/>
        <table:table-row>
          <table:table-cell table:style-name="表26.A2" office:value-type="float" office:value="8">
            <text:p text:style-name="P11">8</text:p>
          </table:table-cell>
          <table:table-cell table:style-name="表26.B2" office:value-type="string">
            <text:p text:style-name="P11">発注者の方</text:p>
          </table:table-cell>
          <table:table-cell table:style-name="表26.C2" office:value-type="string">
            <text:list xml:id="list3462112893019171057" text:style-name="L379">
              <text:list-item>
                <text:p text:style-name="P396">サイタの人。３０半ばか。若く見える。１７３ぐらい。午前中に、検査があるとのこと。それが終わると、現場を離れる、とのこと。</text:p>
              </text:list-item>
              <text:list-item>
                <text:p text:style-name="P396">朝礼後、電話をかけてくる。道具類は、何か持っているか、訊いてくる。（「持ってます？」と、訊いてくれる）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東和からの同僚</text:p>
          </table:table-cell>
          <table:table-cell table:style-name="表26.C2" office:value-type="string">
            <text:list xml:id="list2946392250950202826" text:style-name="L380">
              <text:list-item>
                <text:p text:style-name="P397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11">9</text:p>
          </table:table-cell>
          <table:table-cell table:style-name="表26.B2" office:value-type="string">
            <text:p text:style-name="P11">現場見取り図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10">
            <text:p text:style-name="P11">10</text:p>
          </table:table-cell>
          <table:table-cell table:style-name="表26.B2" office:value-type="string">
            <text:p text:style-name="P12">段取り</text:p>
          </table:table-cell>
          <table:table-cell table:style-name="表26.C2" office:value-type="string">
            <text:list xml:id="list7655453343858402670" text:style-name="L381">
              <text:list-item>
                <text:p text:style-name="P398">階段前の柱から。</text:p>
              </text:list-item>
              <text:list-item>
                <text:p text:style-name="P398">最後、１台追加。１０分ぐらいで来たか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行き帰りでの出来事、見聞</text:p>
          </table:table-cell>
          <table:table-cell table:style-name="表26.C2" office:value-type="string">
            <text:list xml:id="list2897360494390687962" text:style-name="L382">
              <text:list-item>
                <text:p text:style-name="P399"/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周囲の事物</text:p>
          </table:table-cell>
          <table:table-cell table:style-name="表26.C2" office:value-type="string">
            <text:list xml:id="list1851281015848466973" text:style-name="L383">
              <text:list-item>
                <text:p text:style-name="P400">現場の向かい、交差点の一角。電気工事店の、社員募集の張り紙。隣に、公明党の市議のポスター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11">11</text:p>
          </table:table-cell>
          <table:table-cell table:style-name="表26.B2" office:value-type="string">
            <text:p text:style-name="P12">その他</text:p>
          </table:table-cell>
          <table:table-cell table:style-name="表26.C2" office:value-type="string">
            <text:list xml:id="list1883611333730876864" text:style-name="L384">
              <text:list-item>
                <text:p text:style-name="P401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11">12</text:p>
          </table:table-cell>
          <table:table-cell table:style-name="表26.B2" office:value-type="string">
            <text:p text:style-name="P12">やってもらったこと</text:p>
          </table:table-cell>
          <table:table-cell table:style-name="表26.C2" office:value-type="string">
            <text:list xml:id="list2014661509437852030" text:style-name="L385">
              <text:list-item>
                <text:p text:style-name="P402">サイタの人、上記のとおり、道具を持っているか、尋ねてくれる。</text:p>
              </text:list-item>
              <text:list-item>
                <text:p text:style-name="P402">警備の人、ミキサーの誘導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危険予知、危険感知</text:p>
          </table:table-cell>
          <table:table-cell table:style-name="表26.C2" office:value-type="string">
            <text:list xml:id="list8910581843016747310" text:style-name="L386">
              <text:list-item>
                <text:p text:style-name="P403">足場階段。降りる際に、靴の裏が、滑りやすい。昨日は、滑ることはなかったが。</text:p>
              </text:list-item>
            </text:list>
          </table:table-cell>
        </table:table-row>
      </table:table>
      <text:p text:style-name="P15"/>
      <text:p text:style-name="P4">[/ XXXX] 20201013_120027</text:p>
      <text:p text:style-name="P15"/>
      <text:p text:style-name="P10">@@@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11">1</text:p>
          </table:table-cell>
          <table:table-cell table:style-name="表27.B1" office:value-type="string">
            <text:p text:style-name="P11">現場</text:p>
          </table:table-cell>
          <table:table-cell table:style-name="表27.C1" office:value-type="string">
            <text:p text:style-name="P12"/>
          </table:table-cell>
        </table:table-row>
        <table:table-row>
          <table:table-cell table:style-name="表27.A2" office:value-type="float" office:value="2">
            <text:p text:style-name="P11">2</text:p>
          </table:table-cell>
          <table:table-cell table:style-name="表27.B2" office:value-type="string">
            <text:p text:style-name="P11">天気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3">
            <text:p text:style-name="P11">3</text:p>
          </table:table-cell>
          <table:table-cell table:style-name="表27.B2" office:value-type="string">
            <text:p text:style-name="P11">最寄り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B2" office:value-type="string">
            <text:p text:style-name="P11">3-2</text:p>
            <text:p text:style-name="P11"><text:soft-page-break/></text:p>
          </table:table-cell>
          <table:table-cell table:style-name="表27.B2" office:value-type="string">
            <text:p text:style-name="P12">開始／<text:soft-page-break/>終了時刻</text:p>
          </table:table-cell>
          <table:table-cell table:style-name="表27.C2" office:value-type="string">
            <text:list xml:id="list32209336" text:continue-list="list2786926858100681189" text:style-name="L308">
              <text:list-item>
                <text:p text:style-name="P327">開始</text:p>
              </text:list-item>
              <text:list-item>
                <text:p text:style-name="P327"><text:soft-page-break/>詰所到着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11">4</text:p>
          </table:table-cell>
          <table:table-cell table:style-name="表27.B2" office:value-type="string">
            <text:p text:style-name="P11">他職：ポンプ</text:p>
          </table:table-cell>
          <table:table-cell table:style-name="表27.C2" office:value-type="string">
            <text:list xml:id="list3868973319635126548" text:style-name="L388">
              <text:list-item>
                <text:p text:style-name="P405"/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11">5</text:p>
          </table:table-cell>
          <table:table-cell table:style-name="表27.B2" office:value-type="string">
            <text:p text:style-name="P11">他職：土工さん</text:p>
          </table:table-cell>
          <table:table-cell table:style-name="表27.C2" office:value-type="string">
            <text:list xml:id="list6043405257781423913" text:style-name="L389">
              <text:list-item>
                <text:p text:style-name="P406"/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11">6</text:p>
          </table:table-cell>
          <table:table-cell table:style-name="表27.B2" office:value-type="string">
            <text:p text:style-name="P11">他職：電気屋さんの相番の人</text:p>
          </table:table-cell>
          <table:table-cell table:style-name="表27.C2" office:value-type="string">
            <text:list xml:id="list3414756793448645003" text:style-name="L390">
              <text:list-item>
                <text:p text:style-name="P407"/>
              </text:list-item>
            </text:list>
          </table:table-cell>
        </table:table-row>
        <table:table-row>
          <table:table-cell table:style-name="表27.B2" office:value-type="string">
            <text:p text:style-name="P11">6--2</text:p>
          </table:table-cell>
          <table:table-cell table:style-name="表27.B2" office:value-type="string">
            <text:p text:style-name="P11">他職：<text:span text:style-name="T2">警備</text:span></text:p>
          </table:table-cell>
          <table:table-cell table:style-name="表27.C2" office:value-type="string">
            <text:list xml:id="list5265425781487828221" text:style-name="L391">
              <text:list-item>
                <text:p text:style-name="P408"/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土間屋さん</text:span></text:p>
          </table:table-cell>
          <table:table-cell table:style-name="表27.C2" office:value-type="string">
            <text:list xml:id="list7880376491264246488" text:style-name="L392">
              <text:list-item>
                <text:p text:style-name="P409"/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大工さん</text:span></text:p>
          </table:table-cell>
          <table:table-cell table:style-name="表27.C2" office:value-type="string">
            <text:list xml:id="list1189988020413892023" text:style-name="L393">
              <text:list-item>
                <text:p text:style-name="P410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11">7</text:p>
          </table:table-cell>
          <table:table-cell table:style-name="表27.B2" office:value-type="string">
            <text:p text:style-name="P11">監督さん</text:p>
          </table:table-cell>
          <table:table-cell table:style-name="表27.C2" office:value-type="string">
            <text:list xml:id="list7233942413928832783" text:style-name="L394">
              <text:list-item>
                <text:p text:style-name="P411"/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11">8</text:p>
          </table:table-cell>
          <table:table-cell table:style-name="表27.B2" office:value-type="string">
            <text:p text:style-name="P11">発注者の方</text:p>
          </table:table-cell>
          <table:table-cell table:style-name="表27.C2" office:value-type="string">
            <text:list xml:id="list5224790592753206918" text:style-name="L395">
              <text:list-item>
                <text:p text:style-name="P412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東和からの同僚</text:p>
          </table:table-cell>
          <table:table-cell table:style-name="表27.C2" office:value-type="string">
            <text:list xml:id="list7974882840467580253" text:style-name="L396">
              <text:list-item>
                <text:p text:style-name="P413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11">9</text:p>
          </table:table-cell>
          <table:table-cell table:style-name="表27.B2" office:value-type="string">
            <text:p text:style-name="P11">現場見取り図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10">
            <text:p text:style-name="P11">10</text:p>
          </table:table-cell>
          <table:table-cell table:style-name="表27.B2" office:value-type="string">
            <text:p text:style-name="P12">段取り</text:p>
          </table:table-cell>
          <table:table-cell table:style-name="表27.C2" office:value-type="string">
            <text:list xml:id="list751149586734950018" text:style-name="L397">
              <text:list-item>
                <text:p text:style-name="P414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行き帰りでの出来事、見聞</text:p>
          </table:table-cell>
          <table:table-cell table:style-name="表27.C2" office:value-type="string">
            <text:list xml:id="list7573216553181098848" text:style-name="L398">
              <text:list-item>
                <text:p text:style-name="P415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周囲の事物</text:p>
          </table:table-cell>
          <table:table-cell table:style-name="表27.C2" office:value-type="string">
            <text:list xml:id="list8475683433862948524" text:style-name="L399">
              <text:list-item>
                <text:p text:style-name="P416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11">11</text:p>
          </table:table-cell>
          <table:table-cell table:style-name="表27.B2" office:value-type="string">
            <text:p text:style-name="P12">その他</text:p>
          </table:table-cell>
          <table:table-cell table:style-name="表27.C2" office:value-type="string">
            <text:list xml:id="list5764425224729029517" text:style-name="L400">
              <text:list-item>
                <text:p text:style-name="P417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11">12</text:p>
          </table:table-cell>
          <table:table-cell table:style-name="表27.B2" office:value-type="string">
            <text:p text:style-name="P12">やってもらったこと</text:p>
          </table:table-cell>
          <table:table-cell table:style-name="表27.C2" office:value-type="string">
            <text:list xml:id="list5764482301767895901" text:style-name="L401">
              <text:list-item>
                <text:p text:style-name="P418"/>
              </text:list-item>
            </text:list>
          </table:table-cell>
        </table:table-row>
        <text:soft-page-break/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危険予知、危険感知</text:p>
          </table:table-cell>
          <table:table-cell table:style-name="表27.C2" office:value-type="string">
            <text:list xml:id="list9185906447784843111" text:style-name="L402">
              <text:list-item>
                <text:p text:style-name="P419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2223815" text:continue-list="list32209336" text:style-name="L308">
              <text:list-item>
                <text:p text:style-name="P327">開始</text:p>
              </text:list-item>
              <text:list-item>
                <text:p text:style-name="P327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2210456" text:continue-list="list561784233200360321" text:style-name="L129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7887666814297829548" text:style-name="L356">
              <text:list-item>
                <text:p text:style-name="P37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2818399459980187680" text:style-name="L357">
              <text:list-item>
                <text:p text:style-name="P376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8961498920159678222" text:style-name="L358">
              <text:list-item>
                <text:p text:style-name="P377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1884902028519161386" text:style-name="L359">
              <text:list-item>
                <text:p text:style-name="P378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1515779602762391040" text:style-name="L360">
              <text:list-item>
                <text:p text:style-name="P37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<text:soft-page-break/>ん</text:p>
          </table:table-cell>
          <table:table-cell table:style-name="表13.C2" office:value-type="string">
            <text:list xml:id="list7281123240067177744" text:style-name="L361">
              <text:list-item>
                <text:p text:style-name="P38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7200067160829708667" text:style-name="L362">
              <text:list-item>
                <text:p text:style-name="P381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8160279421034840736" text:style-name="L363">
              <text:list-item>
                <text:p text:style-name="P38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5148945918941667376" text:style-name="L364">
              <text:list-item>
                <text:p text:style-name="P383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8385388129501584336" text:style-name="L365">
              <text:list-item>
                <text:p text:style-name="P384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535020893726296804" text:style-name="L366">
              <text:list-item>
                <text:p text:style-name="P38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7617241193880640229" text:style-name="L367">
              <text:list-item>
                <text:p text:style-name="P38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2679768339831939099" text:style-name="L368">
              <text:list-item>
                <text:p text:style-name="P387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2908999576651599353" text:style-name="L369">
              <text:list-item>
                <text:p text:style-name="P388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7001355143124666430" text:style-name="L370">
        <text:list-item>
          <text:p text:style-name="P422">start apps</text:p>
          <text:list>
            <text:list-item>
              <text:p text:style-name="P422">doc (this)</text:p>
            </text:list-item>
            <text:list-item>
              <text:p text:style-name="P422">folder : C:\WORKS_2\WS\WS_Others.miscs\misc_files</text:p>
            </text:list-item>
            <text:list-item>
              <text:p text:style-name="P422">web page</text:p>
              <text:list>
                <text:list-item>
                  <text:p text:style-name="P422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8588363750796575934" text:style-name="L371">
        <text:list-item>
          <text:p text:style-name="P420">close</text:p>
          <text:list>
            <text:list-item>
              <text:p text:style-name="P420">image file</text:p>
            </text:list-item>
            <text:list-item>
              <text:p text:style-name="P420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420">folder : C:\WORKS_2\WS\WS_Others.miscs\misc_files</text:p>
            </text:list-item>
            <text:list-item>
              <text:p text:style-name="P420">this</text:p>
            </text:list-item>
          </text:list>
        </text:list-item>
        <text:list-item>
          <text:p text:style-name="P420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2219581" text:continue-numbering="true" text:style-name="L371">
        <text:list-item>
          <text:p text:style-name="P17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0-13T12:00:47.73</dc:date>
    <dc:creator>iwabuchi ken</dc:creator>
    <meta:editing-duration>PT22H20M16S</meta:editing-duration>
    <meta:editing-cycles>153</meta:editing-cycles>
    <meta:generator>OpenOffice/4.1.3$Win32 OpenOffice.org_project/413m1$Build-9783</meta:generator>
    <meta:document-statistic meta:table-count="28" meta:image-count="0" meta:object-count="0" meta:page-count="44" meta:paragraph-count="1509" meta:word-count="23389" meta:character-count="27983"/>
  </office:meta>
</office:document-meta>
</file>